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eatment</text:p>
          </table:table-cell>
          <table:covered-table-cell/>
          <table:table-cell table:number-columns-repeated="2"/>
          <table:table-cell office:value-type="string" calcext:value-type="string">
            <text:p>avg burned</text:p>
          </table:table-cell>
          <table:table-cell office:value-type="string" calcext:value-type="string">
            <text:p>avg unburned</text:p>
          </table:table-cell>
          <table:table-cell/>
        </table:table-row>
        <table:table-row table:style-name="ro1"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Unburned</text:p>
          </table:table-cell>
          <table:table-cell table:number-columns-repeated="5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8.85" calcext:value-type="float">
            <text:p>8.85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style-name="ce2"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8.01" calcext:value-type="float">
            <text:p>8.01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7.13" calcext:value-type="float">
            <text:p>7.13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7.87" calcext:value-type="float">
            <text:p>7.87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2" table:formula="of:=[.F20]" office:value-type="float" office:value="10.263" calcext:value-type="float">
            <text:p>10.263</text:p>
          </table:table-cell>
          <table:table-cell table:style-name="ce2"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88" calcext:value-type="float">
            <text:p>8.88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6.56" calcext:value-type="float">
            <text:p>6.56</text:p>
          </table:table-cell>
          <table:table-cell table:number-columns-repeated="2"/>
          <table:table-cell table:formula="of:=[.F20]" office:value-type="float" office:value="10.263" calcext:value-type="float">
            <text:p>10.263</text:p>
          </table:table-cell>
          <table:table-cell table:formula="of:=[.G20]" office:value-type="float" office:value="8.02" calcext:value-type="float">
            <text:p>8.0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SUMX2MY2([.A3:.A12]; [.E3:.E12])" office:value-type="float" office:value="15.1696099999997" calcext:value-type="float">
            <text:p>15.1696099999997</text:p>
          </table:table-cell>
          <table:table-cell table:formula="of:=SUMX2MY2([.B3:.B12]; [.F3:.F12])" office:value-type="float" office:value="9.49040000000007" calcext:value-type="float">
            <text:p>9.490400000000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t-test</text:span></text:p>
          </table:table-cell>
          <table:table-cell table:number-columns-repeated="2"/>
        </table:table-row>
        <table:table-row table:style-name="ro1">
          <table:table-cell table:formula="of:=[.A15]+[.B15]" office:value-type="float" office:value="24.6600099999997" calcext:value-type="float">
            <text:p>24.6600099999997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/(18)" office:value-type="float" office:value="1.37000055555554" calcext:value-type="float">
            <text:p>1.37000055555554</text:p>
          </table:table-cell>
          <table:table-cell table:number-columns-repeated="4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/>
          <table:table-cell office:value-type="string" calcext:value-type="string">
            <text:p>0p;/ 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$Sheet1.$A$2:.$A$12])" office:value-type="float" office:value="10.263" calcext:value-type="float">
            <text:p>10.263</text:p>
          </table:table-cell>
          <table:table-cell table:formula="of:=AVERAGE([$Sheet1.$B$2:.$B$12])" office:value-type="float" office:value="8.02" calcext:value-type="float">
            <text:p>8.02</text:p>
          </table:table-cell>
        </table:table-row>
        <table:table-row table:style-name="ro1">
          <table:table-cell table:formula="of:=SQRT((2*[.A19])/10)" office:value-type="float" office:value="0.523450199265516" calcext:value-type="float">
            <text:p>0.523450199265516</text:p>
          </table:table-cell>
          <table:table-cell table:number-columns-repeated="3"/>
          <table:table-cell office:value-type="string" calcext:value-type="string">
            <text:p>Variance</text:p>
          </table:table-cell>
          <table:table-cell table:formula="of:=VAR([$Sheet1.$A$2:.$A$12])" office:value-type="float" office:value="1.68551222222222" calcext:value-type="float">
            <text:p>1.68551222222222</text:p>
          </table:table-cell>
          <table:table-cell table:formula="of:=VAR([$Sheet1.$B$2:.$B$12])" office:value-type="float" office:value="1.05448888888889" calcext:value-type="float">
            <text:p>1.05448888888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servations</text:p>
          </table:table-cell>
          <table:table-cell table:formula="of:=COUNT([$Sheet1.$A$2:.$A$12])" office:value-type="float" office:value="10" calcext:value-type="float">
            <text:p>10</text:p>
          </table:table-cell>
          <table:table-cell table:formula="of:=COUNT([$Sheet1.$B$2:.$B$12]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arson Correlation</text:p>
          </table:table-cell>
          <table:table-cell table:formula="of:=CORREL([$Sheet1.$A$2:.$A$12];[$Sheet1.$B$2:.$B$12])" office:value-type="float" office:value="-0.217742625899223" calcext:value-type="float">
            <text:p>-0.217742625899223</text:p>
          </table:table-cell>
          <table:table-cell/>
        </table:table-row>
        <table:table-row table:style-name="ro1">
          <table:table-cell table:formula="of:=([.E12]-[.F12])/[.A21]" office:value-type="float" office:value="4.28503036802219" calcext:value-type="float">
            <text:p>4.28503036802219</text:p>
          </table:table-cell>
          <table:table-cell table:number-columns-repeated="3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A$2:.$A$12]); 1; 0) * IF(ISNUMBER([$Sheet1.$B$2:.$B$12]); 1; 0)); [$Sheet1.$A$2:.$A$12] - [$Sheet1.$B$2:.$B$12]; &quot;NA&quot;))" office:value-type="float" office:value="2.243" calcext:value-type="float">
            <text:p>2.24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A$2:.$A$12]); 1; 0) * IF(ISNUMBER([$Sheet1.$B$2:.$B$12]); 1; 0)); [$Sheet1.$A$2:.$A$12] - [$Sheet1.$B$2:.$B$12]; &quot;NA&quot;))" office:value-type="float" office:value="3.32057888888889" calcext:value-type="float">
            <text:p>3.3205788888888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A$2:.$A$12]); 1; 0) * IF(ISNUMBER([$Sheet1.$B$2:.$B$12]); 1; 0)) - 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 Stat</text:p>
          </table:table-cell>
          <table:table-cell table:formula="of:=([$Sheet1.$F$24] - [$Sheet1.$F$18]) / ([$Sheet1.$F$25] / ( [$Sheet1.$F$26] + 1)) ^ 0.5" office:value-type="float" office:value="3.89244399271176" calcext:value-type="float">
            <text:p>3.8924439927117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 (T&lt;=t) one-tail</text:p>
          </table:table-cell>
          <table:table-cell table:formula="of:=LEGACY.TDIST(ABS([$Sheet1.$F$27]); [$Sheet1.$F$26]; 1)" office:value-type="float" office:value="0.0018306490713851" calcext:value-type="float">
            <text:p>0.00183064907138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 Critical one-tail</text:p>
          </table:table-cell>
          <table:table-cell table:formula="of:=TINV(2*[$Sheet1.$F$17]; [$Sheet1.$F$26])" office:value-type="float" office:value="1.83311293265624" calcext:value-type="float">
            <text:p>1.833112932656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 (T&lt;=t) two-tail</text:p>
          </table:table-cell>
          <table:table-cell table:formula="of:=LEGACY.TDIST(ABS([$Sheet1.$F$27]); [$Sheet1.$F$26]; 2)" office:value-type="float" office:value="0.0036612981427702" calcext:value-type="float">
            <text:p>0.0036612981427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 Critical two-tail</text:p>
          </table:table-cell>
          <table:table-cell table:formula="of:=TINV([$Sheet1.$F$17]; [$Sheet1.$F$26])" office:value-type="float" office:value="2.26215716279821" calcext:value-type="float">
            <text:p>2.262157162798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4:24:46.289660000</meta:creation-date>
    <dc:date>2016-09-09T15:11:52.632023000</dc:date>
    <meta:editing-duration>PT26M16S</meta:editing-duration>
    <meta:editing-cycles>1</meta:editing-cycles>
    <meta:document-statistic meta:table-count="1" meta:cell-count="86" meta:object-count="0"/>
    <meta:generator>LibreOffice/5.2.0.4$MacOSX_X86_64 LibreOffice_project/066b007f5ebcc236395c7d282ba488bca6720265</meta:generator>
  </office:meta>
</office:document-meta>
</file>